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style="italic" style:font-style-asian="italic"/>
    </style:style>
    <style:style style:name="T19" style:parent-style-name="Standardnípísmoodstavce" style:family="text">
      <style:text-properties fo:font-style="italic" style:font-style-asian="italic"/>
    </style:style>
    <style:style style:name="T20" style:parent-style-name="Značkapozn.podčarou" style:family="text">
      <style:text-properties fo:font-style="italic" style:font-style-asian="italic"/>
    </style:style>
    <style:style style:name="T21" style:parent-style-name="Značkapozn.podčarou" style:family="text">
      <style:text-properties fo:font-weight="normal" style:font-weight-asian="normal" fo:font-size="9pt" style:font-size-asian="9pt"/>
    </style:style>
    <style:style style:name="T22" style:parent-style-name="Značkapozn.podčarou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7/2019<text:bookmark-end text:name="Text14"/></text:p>
            <text:p text:style-name="Normální">KVOP-8185/2019<text:bookmark-end text:name="Text2"/></text:p>
            <text:p text:style-name="Normální"><text:bookmark-start text:name="Text6"/>18. 02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B.</text:p>
            <text:p text:style-name="Normální"/>
            <text:p text:style-name="P17">e-mail:<text:s/></text:p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Odkaz na zveřejněnou informaci podle ustanovení § 6 odst. 1 zákona č. 106/1999 Sb., o svobodném přístupu k informacím, ve znění pozdějších předpisů</text:h>
      <text:p text:style-name="Základnítext">Vážený pane B.,</text:p>
      <text:p text:style-name="Základnítext">dne 14. 2. 2019 obdržela Kancelář veřejného ochránce práv Vaši žádost, která byla vyhodnocena jako žádost ve smyslu zákona č. 106/1999 Sb., o svobodném přístupu k informacím, ve znění pozdějších předpisů. Tážete se, zda veřejná ochránkyně práv, resp. její kancelář<text:s/><text:span text:style-name="T18">„disponuje analytickými či podobnými podklady týkajícími se praxe v oblasti zveřejňování soudních rozhodnutí“.</text:span><text:s text:c="2"/></text:p>
      <text:p text:style-name="Základnítext"><text:s/><text:span text:style-name="T19">„Pokud žádost o poskytnutí informace směřuje k poskytnutí zveřejněné informace, může povinný subjekt co nejdříve, nejpozději však do sedmi dnů, místo poskytnutí informace sdělit žadateli údaje umožňující vyhledání a získání zveřejněné informace.“</text:span><text:span text:style-name="T20"><text:note text:note-class="footnote" text:id="_ftn0"><text:note-citation>1</text:note-citation><text:note-body><text:p text:style-name="Textpozn.podčarou"><text:s/><text:span text:style-name="T21"><text:tab/></text:span>Ustanovení § 6 odst. 1 zákona o svobodném přístupu k informacím.</text:p></text:note-body></text:note></text:span></text:p>
      <text:p text:style-name="Základnítext">Výše uvedeným tématem se ochránkyně zabývá ve svém šetření vedeném pod sp. zn.<text:s/>4292/2015/VOP. <text:s/>V rámci tohoto šetření ochránkyně provedla v roce 2016 výzkum zaměřený na praxi okresních, krajských a vrchních soudů při naplňování volně přístupné evidence judikatury.<text:s/></text:p>
      <text:p text:style-name="Základnítext">Výsledky provedeného výzkumu a na jeho základě vydanou zprávu ochránkyně najdete zveřejněné na internetových stránkách veřejného ochránce práv (<text:span text:style-name="Hypertextovýodkaz">www.ochrance.cz</text:span>). Zpráva ochránkyně (včetně výsledků provedeného výzkumu) jsou dostupné v Evidenci stanovisek ochrance (ESO) prostřednictvím následujícího hypertextového odkazu:<text:s/><text:a xlink:href="https://eso.ochrance.cz/Nalezene/Edit/4496" office:target-frame-name="_top" xlink:show="replace"><text:span text:style-name="Hypertextovýodkaz">https://eso.ochrance.cz/Nalezene/Edit/4496</text:span></text:a><text:span text:style-name="Hypertextovýodkaz">.</text:span><text:span text:style-name="T22"><text:note text:note-class="footnote" text:id="_ftn1"><text:note-citation>2</text:note-citation><text:note-body><text:p text:style-name="Textpozn.podčarou"><text:s/>Vámi požadovaný dokument (Výzkum: Zveřejňování judikatury v centrální evidenci soudních rozhodnutí)<text:s/>je<text:s/>v Evidenci stanovisek ochrance (ESO)<text:s/>dostupný přímo<text:s/>prostřednictvím následujícího hypertextového odkazu:<text:s/><text:a xlink:href="https://www.ochrance.cz/fileadmin/user_upload/ESO/4292-15-JHO-vysledky_vyzkumu__849056_.pdf" office:target-frame-name="_top" xlink:show="replace"><text:span text:style-name="Hypertextovýodkaz">https://www.ochrance.cz/fileadmin/user_upload/ESO/4292-15-JHO-vysledky_vyzkumu__849056_.pdf</text:span></text:a>.<text:s/></text:p></text:note-body></text:note></text:span></text:p>
      <text:p text:style-name="Základnítext">S pozdravem</text:p>
      <text:p text:style-name="podpis">Mgr. Petra Zdražilová v. r.</text:p>
      <text:p text:style-name="podpis">ředitelka právní sekce</text:p>
      <text:p text:style-name="podpis">(dopis je opatřen elektronickým podpisem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9LVL1" style:family="text">
      <style:text-properties style:font-name-complex="Times New Roman"/>
    </style:style>
    <style:style style:name="WW_CharLFO10LVL1" style:family="text">
      <style:text-properties style:font-name-complex="Times New Roman"/>
    </style:style>
    <style:style style:name="WW_CharLFO11LVL1" style:family="text">
      <style:text-properties style:font-name-complex="Times New Roman"/>
    </style:style>
    <style:style style:name="WW_CharLFO12LVL1" style:family="text">
      <style:text-properties style:font-name-complex="Times New Roman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style:style style:name="WW_CharLFO15LVL1" style:family="text">
      <style:text-properties style:font-name="Wingdings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text:style-name="WW_CharLFO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9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3">
      <text:list-level-style-bullet text:level="1" text:style-name="WW_CharLFO1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text:style-name="WW_CharLFO14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bullet text:level="1" text:style-name="WW_CharLFO1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3611in" svg:y="-0.0375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8KIW*</text:span>*KVOPX0098KIW*</text:p>
        <text:p text:style-name="P12"><text:span text:style-name="T13">KVOPX0098KIW</text:span>KVOPX0098KIW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3-20T10:10:00Z</meta:creation-date>
    <dc:date>2019-03-20T10:31:00Z</dc:date>
    <meta:print-date>2019-02-18T11:34:00Z</meta:print-date>
    <meta:template xlink:href="KVOP_dopis%20vedoucího" xlink:type="simple"/>
    <meta:editing-cycles>3</meta:editing-cycles>
    <meta:editing-duration>PT1260S</meta:editing-duration>
    <meta:user-defined meta:name="ContentTypeId">0x010100D3A71DC738674B4893D02C4CA0E22FAC</meta:user-defined>
    <meta:document-statistic meta:page-count="1" meta:paragraph-count="3" meta:word-count="264" meta:character-count="1825" meta:row-count="13" meta:non-whitespace-character-count="1564"/>
  </office:meta>
</office:document-meta>
</file>